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2e7e" officeooo:paragraph-rsid="00192e7e"/>
    </style:style>
    <style:style style:name="P2" style:family="paragraph" style:parent-style-name="Standard">
      <style:paragraph-properties fo:text-align="start" style:justify-single-word="false"/>
      <style:text-properties officeooo:rsid="00192e7e" officeooo:paragraph-rsid="00192e7e"/>
    </style:style>
    <style:style style:name="P3" style:family="paragraph" style:parent-style-name="Standard">
      <style:paragraph-properties fo:text-align="start" style:justify-single-word="false"/>
      <style:text-properties officeooo:rsid="001b1e76" officeooo:paragraph-rsid="001b1e76"/>
    </style:style>
    <style:style style:name="P4" style:family="paragraph" style:parent-style-name="Standard" style:list-style-name="L1">
      <style:paragraph-properties fo:text-align="start" style:justify-single-word="false"/>
      <style:text-properties officeooo:rsid="001b3af6" officeooo:paragraph-rsid="001b3af6"/>
    </style:style>
    <style:style style:name="P5" style:family="paragraph" style:parent-style-name="Standard">
      <style:paragraph-properties fo:text-align="start" style:justify-single-word="false"/>
      <style:text-properties officeooo:paragraph-rsid="001b3af6"/>
    </style:style>
    <style:style style:name="P6" style:family="paragraph" style:parent-style-name="Standard" style:list-style-name="L1">
      <style:paragraph-properties fo:text-align="start" style:justify-single-word="false"/>
      <style:text-properties officeooo:paragraph-rsid="001b3af6"/>
    </style:style>
    <style:style style:name="P7" style:family="paragraph" style:parent-style-name="Standard">
      <style:paragraph-properties fo:text-align="start" style:justify-single-word="false"/>
      <style:text-properties officeooo:paragraph-rsid="001d9d42"/>
    </style:style>
    <style:style style:name="P8" style:family="paragraph" style:parent-style-name="Standard" style:list-style-name="L2">
      <style:paragraph-properties fo:text-align="start" style:justify-single-word="false"/>
      <style:text-properties officeooo:paragraph-rsid="001d9d42"/>
    </style:style>
    <style:style style:name="P9" style:family="paragraph" style:parent-style-name="Standard">
      <style:paragraph-properties fo:text-align="start" style:justify-single-word="false"/>
      <style:text-properties fo:font-style="italic" style:text-underline-style="none" fo:font-weight="bold" officeooo:rsid="00192e7e" officeooo:paragraph-rsid="00192e7e"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192e7e" officeooo:paragraph-rsid="00192e7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officeooo:rsid="001f2653" officeooo:paragraph-rsid="001f2653"/>
    </style:style>
    <style:style style:name="P12" style:family="paragraph" style:parent-style-name="Standard">
      <style:paragraph-properties fo:text-align="start" style:justify-single-word="false"/>
      <style:text-properties style:text-underline-style="none" officeooo:rsid="001f2653" officeooo:paragraph-rsid="001f2653"/>
    </style:style>
    <style:style style:name="P13" style:family="paragraph" style:parent-style-name="Standard">
      <style:paragraph-properties fo:text-align="start" style:justify-single-word="false"/>
      <style:text-properties fo:font-style="normal" style:text-underline-style="none" officeooo:rsid="001f2653" officeooo:paragraph-rsid="001f2653" style:font-style-asian="normal" style:font-style-complex="normal"/>
    </style:style>
    <style:style style:name="T1" style:family="text">
      <style:text-properties officeooo:rsid="001b1e76"/>
    </style:style>
    <style:style style:name="T2" style:family="text">
      <style:text-properties officeooo:rsid="001b3af6"/>
    </style:style>
    <style:style style:name="T3" style:family="text">
      <style:text-properties fo:font-style="italic" style:font-style-asian="italic" style:font-style-complex="italic"/>
    </style:style>
    <style:style style:name="T4" style:family="text">
      <style:text-properties fo:font-style="italic" officeooo:rsid="001b1e76"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1b3af6" style:font-style-asian="italic" style:font-style-complex="italic"/>
    </style:style>
    <style:style style:name="T7" style:family="text">
      <style:text-properties fo:font-style="italic" style:text-underline-style="solid" style:text-underline-width="auto" style:text-underline-color="font-color" officeooo:rsid="001d03f5" style:font-style-asian="italic" style:font-style-complex="italic"/>
    </style:style>
    <style:style style:name="T8" style:family="text">
      <style:text-properties fo:font-style="italic" style:text-underline-style="solid" style:text-underline-width="auto" style:text-underline-color="font-color" officeooo:rsid="001b1e76"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officeooo:rsid="001c7945"/>
    </style:style>
    <style:style style:name="T11" style:family="text">
      <style:text-properties officeooo:rsid="001d03f5"/>
    </style:style>
    <style:style style:name="T12" style:family="text">
      <style:text-properties officeooo:rsid="001d9d42"/>
    </style:style>
    <style:style style:name="T13" style:family="text">
      <style:text-properties officeooo:rsid="002177bd"/>
    </style:style>
    <style:style style:name="T14" style:family="text">
      <style:text-properties officeooo:rsid="001b1e76" fo:background-color="#cccccc" loext:char-shading-value="0"/>
    </style:style>
    <style:style style:name="T15" style:family="text">
      <style:text-properties officeooo:rsid="001b1e76" fo:background-color="#cccccc"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emoria Practica II -Sistema de Formación-</text:p>
      <text:p text:style-name="P1"/>
      <text:p text:style-name="P9">QUE:</text:p>
      <text:p text:style-name="P2">Crear un programa que simule un sistema de gestión de formación, donde podrás gestionar los módulos, alumnos, sus notas y cualificaciones.</text:p>
      <text:p text:style-name="P2"/>
      <text:p text:style-name="P10">PORQUE:</text:p>
      <text:p text:style-name="P2">Porque para poder escribir programas que guarden datos en ficheros hay que practicar antes. En esta actividad no es requerido guardar en fichero, basta con guardar en la memoria. <text:span text:style-name="T1">Perfecto para introducir en las gestión de datos.</text:span></text:p>
      <text:p text:style-name="P2"/>
      <text:p text:style-name="P10">PARA QUE:</text:p>
      <text:p text:style-name="P2">Para poder practicar la gestión de datos, así prepararnos para las siguientes prácticas. Que nos pedirán guardar la información en ficheros. <text:span text:style-name="T15">También sirve de repaso para las interfaces ya que las clases Alumno y Modulo comparten funciones parecidas.</text:span></text:p>
      <text:p text:style-name="P2"/>
      <text:p text:style-name="P10">COMO:</text:p>
      <text:p text:style-name="P5"><text:span text:style-name="T1">Para esta actividad decidí guardar los datos de los alumnos y módulos en una clase aparte llamado </text:span><text:span text:style-name="T4">BaseDeDatos</text:span><text:span text:style-name="T1">. Ahora, introducir las clases que usaré para esta actividad:</text:span></text:p>
      <text:list xml:id="list3499929708" text:style-name="L1">
        <text:list-item>
          <text:p text:style-name="P6"><text:span text:style-name="T6">M</text:span><text:span text:style-name="T7">AIN</text:span><text:span text:style-name="T11">: la clase main. Aqui instanciamos un objeto BaseDeDato. Así como imprimir los menús.</text:span></text:p>
        </text:list-item>
        <text:list-item>
          <text:p text:style-name="P4"><text:span text:style-name="T5">InterfazAlumnoModulo</text:span>: interfaz que usaré para la clase alumno y modulo. <text:span text:style-name="T13">Aqui idico los metodos</text:span></text:p>
        </text:list-item>
        <text:list-item>
          <text:p text:style-name="P4"><text:span text:style-name="T5">Alumno</text:span>: clase para los alumnos.</text:p>
        </text:list-item>
        <text:list-item>
          <text:p text:style-name="P4"><text:span text:style-name="T5">Modulo</text:span>: clase para los módulos.</text:p>
        </text:list-item>
        <text:list-item>
          <text:p text:style-name="P6"><text:span text:style-name="T6">Matricula</text:span><text:span text:style-name="T2">: clase para las matriculas, todos los alumnos que matriculados a un modulo tendrá uno, se instancian en ese momento.</text:span></text:p>
        </text:list-item>
        <text:list-item>
          <text:p text:style-name="P4"><text:span text:style-name="T5">BaseDeDato</text:span>: clase donde guardo todos los alumnos y <text:span text:style-name="T10">módulos</text:span>, así como gestionar las eliminaciones de estos.</text:p>
        </text:list-item>
      </text:list>
      <text:p text:style-name="P3"/>
      <text:p text:style-name="P7"><text:span text:style-name="T1">En el MAIN instancio un BaseDeDato, luego voy a <text:s/>llamar e imprimir el menú de inicio, donde el usuario podrá elegir que elementos quiere gestionar, alumnos, módulos o las notas (matriculas). Una vez elegido la opción entrará en el </text:span><text:span text:style-name="T8">switch</text:span><text:span text:style-name="T1"> donde se imprimirá el segundo menú, dependiendo de la clase:</text:span></text:p>
      <text:list xml:id="list2737352804" text:style-name="L2">
        <text:list-item>
          <text:p text:style-name="P8"><text:span text:style-name="T1">Si la opción es (1) imprimiremos el menú de alumnos desde la clase Alumno.</text:span></text:p>
        </text:list-item>
        <text:list-item>
          <text:p text:style-name="P8"><text:span text:style-name="T12">Si es la (2) el menú de la clase Modulo.</text:span></text:p>
        </text:list-item>
        <text:list-item>
          <text:p text:style-name="P8"><text:span text:style-name="T12">En caso de ser la (3) imprimiremos el menú gestionar de la clase Alumno.</text:span></text:p>
        </text:list-item>
      </text:list>
      <text:p text:style-name="P7"/>
      <text:p text:style-name="P11">Estas funciones estáticas tienen un switch dentro, que ejecutará una función según la opción. Quiero mencionar que estas funciones de imprimir menu (el de MAIN incluido) están ubicados dentro de un bucle para que impriman hasta que el usuario seleccione la opción (0) para salir.</text:p>
      <text:p text:style-name="P11"><text:span text:style-name="T9"/></text:p>
      <text:p text:style-name="P12">Dentro del switch de las clases Alumno y Modulo:</text:p>
      <text:p text:style-name="P12">Caso (1) instancia un nuevo objeto de la clase y es añadido al <text:span text:style-name="T3">BaseDeDato.</text:span></text:p>
      <text:p text:style-name="P13">Caso (2) pide un identificador y elimina un objeto de la clase de BaseDeDato, donde este ejecutará la una función para eliminar los modulos y los alumnos guardados dentro de los objetos Alumno y Modulo.</text:p>
      <text:p text:style-name="P13">Caso (3) imprime un objeto</text:p>
      <text:p text:style-name="P3"/>
      <text:p text:style-name="P2"/>
      <text:p text:style-name="P2">CONCLUSIÓ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3-10-04T20:58:30.500000000</dc:date>
    <meta:editing-duration>PT51M9S</meta:editing-duration>
    <meta:editing-cycles>8</meta:editing-cycles>
    <meta:generator>LibreOffice/6.3.3.2$Windows_X86_64 LibreOffice_project/a64200df03143b798afd1ec74a12ab50359878ed</meta:generator>
    <meta:document-statistic meta:table-count="0" meta:image-count="0" meta:object-count="0" meta:page-count="1" meta:paragraph-count="25" meta:word-count="414" meta:character-count="2463" meta:non-whitespace-character-count="2081"/>
  </office:meta>
</office:document-meta>
</file>